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5-06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5-04-1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5-02-05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4-09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4-04-2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4-0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3-11-2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3-08-3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3-05-16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3-03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3-01-0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2-10-2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2-07-2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2-02-2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1-10-2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1-06-2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1-03-12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7844" calcext:value-type="float">
            <text:p>23.89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3524" calcext:value-type="float">
            <text:p>23.62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605090133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34" meta:object-count="0"/>
    <meta:user-defined meta:name="AppVersion">3.0</meta:user-defined>
  </office:meta>
</office:document-meta>
</file>